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c0f3" officeooo:paragraph-rsid="0005c0f3"/>
    </style:style>
    <style:style style:name="P2" style:family="paragraph" style:parent-style-name="Standard">
      <style:text-properties fo:language="en" fo:country="US" officeooo:rsid="0011adb4" officeooo:paragraph-rsid="0011adb4"/>
    </style:style>
    <style:style style:name="P3" style:family="paragraph" style:parent-style-name="Heading_20_2">
      <style:paragraph-properties fo:margin-top="0in" fo:margin-bottom="0.0555in" style:contextual-spacing="false" fo:break-before="page"/>
    </style:style>
    <style:style style:name="P4" style:family="paragraph" style:parent-style-name="Standard">
      <style:text-properties fo:color="#0f4761" loext:opacity="100%" style:font-name="Aptos Display" fo:font-size="16pt" fo:language="en" fo:country="US" style:font-size-asian="16pt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officeooo:paragraph-rsid="0007585e"/>
    </style:style>
    <style:style style:name="P7" style:family="paragraph" style:parent-style-name="Standard">
      <style:text-properties fo:language="en" fo:country="US" officeooo:rsid="001375e3" officeooo:paragraph-rsid="001375e3"/>
    </style:style>
    <style:style style:name="P8" style:family="paragraph" style:parent-style-name="Standard">
      <style:paragraph-properties fo:margin-top="0in" fo:margin-bottom="0.111in" style:contextual-spacing="false" fo:break-before="page"/>
      <style:text-properties fo:language="en" fo:country="US"/>
    </style:style>
    <style:style style:name="P9" style:family="paragraph" style:parent-style-name="Standard">
      <style:text-properties officeooo:rsid="0015dca5" officeooo:paragraph-rsid="0015dca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c0f3"/>
    </style:style>
    <style:style style:name="T3" style:family="text">
      <style:text-properties officeooo:rsid="0007585e"/>
    </style:style>
    <style:style style:name="T4" style:family="text">
      <style:text-properties officeooo:rsid="000940a1"/>
    </style:style>
    <style:style style:name="T5" style:family="text">
      <style:text-properties officeooo:rsid="00259e9c"/>
    </style:style>
    <style:style style:name="T6" style:family="text">
      <style:text-properties fo:color="#0f4761" loext:opacity="100%" style:font-name="Aptos Display" fo:font-size="16pt" fo:language="en" fo:country="US" style:font-size-asian="16pt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7" style:family="text">
      <style:text-properties fo:language="en" fo:country="US" officeooo:rsid="000758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loext:marker-style-name="T1"><text:span text:style-name="T1">Data collection application</text:span><text:span text:style-name="T1"/></text:h>
      <text:p text:style-name="Standard" loext:marker-style-name="T1"><text:span text:style-name="T1">PC-datacollection (CPU and GPU temps, use time, cpu and gpu utilization, Watt cons.) and storing (MySQL database, CSV, SQLite). </text:span><text:span text:style-name="T2">The stored data is visualized in web based GUI, that is independent of the lightweight collection code.</text:span></text:p>
      <text:p text:style-name="Standard" loext:marker-style-name="T1"><text:span text:style-name="T2"/></text:p>
      <text:p text:style-name="Subtitle"><text:span text:style-name="T2">B</text:span><text:span text:style-name="T1">ackend</text:span></text:p>
      <text:p text:style-name="P1" loext:marker-style-name="T1">The data collection is made in c++ that collects large amounts of system data and send that to database. Must be lightweight enough to run in the background without being noticeable at all. <text:span text:style-name="T3">Uses openhardwaremonitor with c++ wrapper.</text:span></text:p>
      <text:p text:style-name="P2" loext:marker-style-name="T1">Goal is to make own version of querying system sensor data from same driver as openhardwaremonitor uses.</text:p>
      <text:p text:style-name="P1" loext:marker-style-name="T1"/>
      <text:p text:style-name="Subtitle">Frontend</text:p>
      <text:p text:style-name="P1" loext:marker-style-name="T1">GUI made with<text:span text:style-name="T4"> </text:span><text:span text:style-name="T5">React</text:span><text:span text:style-name="T4">.</text:span></text:p>
      <text:h text:style-name="P3" text:outline-level="2" loext:marker-style-name="T1"><text:span text:style-name="T1">Features</text:span><text:span text:style-name="T1"/></text:h>
      <text:p text:style-name="Standard" loext:marker-style-name="T1"><text:span text:style-name="T1">Plot What you want (CPU temp, util) between for example 10/3/2024 - 15/5/2024 and show it on browser or app. (Min plot one day 24h)</text:span><text:span text:style-name="T1"/></text:p>
      <text:p text:style-name="Standard" loext:marker-style-name="T1"><text:span text:style-name="T1">Collect and store large amounts of data from pc statistics.</text:span><text:span text:style-name="T1"/></text:p>
      <text:p text:style-name="Standard" loext:marker-style-name="T1"><text:span text:style-name="T1">Calculate time delta from pc start to shutdown and plot it.</text:span><text:span text:style-name="T1"/></text:p>
      <text:p text:style-name="Standard" loext:marker-style-name="T1"><text:span text:style-name="T1">Easy access to large amounts of visualized (plotted) data.</text:span><text:span text:style-name="T1"/></text:p>
      <text:p text:style-name="Standard" loext:marker-style-name="T1"><text:span text:style-name="T1">Dynamic resolution scaling depending on time span to be plotted. For example for a days data, data resolution can be 1 or 5s, but for week data increment can be 30s or 1min</text:span><text:span text:style-name="T1"/></text:p>
      <text:p text:style-name="P4" loext:marker-style-name="T6"/>
      <text:h text:style-name="P3" text:outline-level="2" loext:marker-style-name="T1"><text:span text:style-name="T1">Datastructure</text:span><text:span text:style-name="T1"/></text:h>
      <text:p text:style-name="Standard" loext:marker-style-name="T1"><text:span text:style-name="T1">2 tables (CPU &amp; GPU)</text:span><text:span text:style-name="T1"/></text:p>
      <text:p text:style-name="P5" loext:marker-style-name="T1"/>
      <text:p text:style-name="Standard" loext:marker-style-name="T1"><text:span text:style-name="T1">Example table:</text:span><text:span text:style-name="T1"/></text:p>
      <text:p text:style-name="Standard" loext:marker-style-name="T1"><text:span text:style-name="T1">Time</text:span><text:span text:style-name="T7">_epoch</text:span><text:span text:style-name="T1"><text:tab/>CPU_temp<text:tab/>CPU_util</text:span></text:p>
      <text:p text:style-name="P6" loext:marker-style-name="T1"><text:span text:style-name="T7">412421412</text:span><text:span text:style-name="T1"><text:tab/>60C<text:tab/>74%<text:tab/><text:tab/></text:span></text:p>
      <text:p text:style-name="Standard" loext:marker-style-name="T1"><text:span text:style-name="T7">412421417</text:span><text:span text:style-name="T1"><text:tab/>61C<text:tab/>74%<text:tab/><text:tab/></text:span></text:p>
      <text:p text:style-name="P6" loext:marker-style-name="T1"><text:span text:style-name="T7">412421422</text:span><text:span text:style-name="T1"><text:tab/>66C<text:tab/>74%<text:tab/><text:tab/></text:span></text:p>
      <text:p text:style-name="P6" loext:marker-style-name="T1"><text:span text:style-name="T7">412421427</text:span><text:span text:style-name="T1"><text:tab/>64C<text:tab/>74%<text:tab/></text:span></text:p>
      <text:p text:style-name="P6" loext:marker-style-name="T1"><text:span text:style-name="T7">412421432</text:span><text:span text:style-name="T1"><text:tab/>61C<text:tab/>74%<text:tab/></text:span></text:p>
      <text:p text:style-name="P5" loext:marker-style-name="T1"/>
      <text:p text:style-name="P5" loext:marker-style-name="T1"/>
      <text:h text:style-name="P3" text:outline-level="2" loext:marker-style-name="T1"><text:span text:style-name="T1">GUI</text:span><text:span text:style-name="T1"/></text:h>
      <text:p text:style-name="P7" loext:marker-style-name="T1">TBD</text:p>
      <text:p text:style-name="P8" loext:marker-style-name="T1"/>
      <text:h text:style-name="Heading_20_2" text:outline-level="2" loext:marker-style-name="T1"><text:span text:style-name="T1">Links</text:span><text:span text:style-name="T1"/></text:h>
      <text:p text:style-name="Standard" loext:marker-style-name="T1"><text:a xlink:type="simple" xlink:href="https://gitlab.com/OpenRGBDevelopers/lhwm-wrapper" text:style-name="Internet_20_link" text:visited-style-name="Visited_20_Internet_20_Link"><text:span text:style-name="T1">https://gitlab.com/OpenRGBDevelopers/lhwm-wrapper</text:span></text:a></text:p>
      <text:p text:style-name="Standard" loext:marker-style-name="T1"><text:a xlink:type="simple" xlink:href="https://stackoverflow.com/questions/23314886/get-cpu-temperature/72615539#72615539" text:style-name="Internet_20_link" text:visited-style-name="Visited_20_Internet_20_Link"><text:span text:style-name="T1">https://stackoverflow.com/questions/23314886/get-cpu-temperature/72615539#72615539</text:span></text:a></text:p>
      <text:p text:style-name="Standard" loext:marker-style-name="T1"><text:a xlink:type="simple" xlink:href="https://stackoverflow.com/questions/74685431/how-to-get-cpu-temperature-with-open-hardware-monitor" text:style-name="Internet_20_link" text:visited-style-name="Visited_20_Internet_20_Link"><text:span text:style-name="T1">https://stackoverflow.com/questions/74685431/how-to-get-cpu-temperature-with-open-hardware-monitor</text:span></text:a></text:p>
      <text:p text:style-name="Standard" loext:marker-style-name="T1"><text:span text:style-name="T1"/></text:p>
      <text:p text:style-name="P9" loext:marker-style-name="T1"><text:span text:style-name="T1">CSS<text:line-break/></text:span><text:a xlink:type="simple" xlink:href="https://www.youtube.com/watch?v=ouncVBiye_M&amp;list=LL&amp;index=1" text:style-name="Internet_20_link" text:visited-style-name="Visited_20_Internet_20_Link"><text:span text:style-name="T1">https://www.youtube.com/watch?v=ouncVBiye_M&amp;list=LL&amp;index=1</text:span></text:a><text:span text:style-name="T1"><text:line-break/></text:span><text:a xlink:type="simple" xlink:href="https://www.youtube.com/watch?v=Qhaz36TZG5Y&amp;list=LL&amp;index=4" text:style-name="Internet_20_link" text:visited-style-name="Visited_20_Internet_20_Link"><text:span text:style-name="T1">https://www.youtube.com/watch?v=Qhaz36TZG5Y&amp;list=LL&amp;index=4</text:span></text:a></text:p>
      <text:p text:style-name="P9" loext:marker-style-name="T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fi" fo:country="FI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9055in" style:writing-mode="lr-tb"/>
      <style:text-properties style:use-window-font-color="true" loext:opacity="0%" style:font-name="Aptos" fo:font-size="11pt" fo:language="fi" fo:country="FI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language="en" fo:country="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ho Laurila</meta:initial-creator>
    <meta:editing-cycles>76</meta:editing-cycles>
    <meta:creation-date>2024-03-16T10:29:00</meta:creation-date>
    <dc:date>2024-10-19T21:04:25.131000000</dc:date>
    <meta:editing-duration>PT13M1S</meta:editing-duration>
    <meta:generator>LibreOffice/24.8.2.1$Windows_X86_64 LibreOffice_project/0f794b6e29741098670a3b95d60478a65d05ef13</meta:generator>
    <meta:document-statistic meta:table-count="0" meta:image-count="0" meta:object-count="0" meta:page-count="5" meta:paragraph-count="29" meta:word-count="224" meta:character-count="1647" meta:non-whitespace-character-count="1444"/>
    <meta:user-defined meta:name="AppVersion">16.0000</meta:user-defined>
    <meta:template xlink:type="simple" xlink:actuate="onRequest" xlink:title="Normal.dotm" xlink:href=""/>
  </office:meta>
</office:document-meta>
</file>